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opacity-name="" draw:textarea-horizontal-align="justify" draw:textarea-vertical-align="middle" draw:auto-grow-height="false" fo:min-height="11.695cm" fo:min-width="11.714cm"/>
    </style:style>
    <style:style style:name="gr2" style:family="graphic" style:parent-style-name="standard">
      <style:graphic-properties draw:opacity="79%" draw:opacity-name="" draw:textarea-horizontal-align="justify" draw:textarea-vertical-align="middle" draw:auto-grow-height="false" fo:min-height="8.461cm" fo:min-width="8.302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draw:marker-start="" draw:fill-color="#ffff66" draw:opacity="30%" draw:opacity-name="" draw:textarea-horizontal-align="justify" draw:textarea-vertical-align="middle" draw:auto-grow-height="false" fo:min-height="4.115cm" fo:min-width="6.781cm"/>
    </style:style>
    <style:style style:name="gr6" style:family="graphic" style:parent-style-name="standard">
      <style:graphic-properties draw:stroke="none" draw:fill-color="#ffff66" draw:opacity="30%" draw:opacity-name="" draw:textarea-horizontal-align="justify" draw:textarea-vertical-align="middle" draw:auto-grow-height="false" fo:min-height="4.096cm" fo:min-width="6.849cm"/>
    </style:style>
    <style:style style:name="gr7" style:family="graphic" style:parent-style-name="standard">
      <style:graphic-properties draw:stroke="none" draw:fill-color="#ffff66" draw:opacity="30%" draw:opacity-name="" draw:textarea-horizontal-align="justify" draw:textarea-vertical-align="middle" draw:auto-grow-height="false" fo:min-height="4.115cm" fo:min-width="6.781cm"/>
    </style:style>
    <style:style style:name="gr8" style:family="graphic" style:parent-style-name="standard">
      <style:graphic-properties draw:stroke="none" draw:fill-color="#ffff66" draw:opacity="30%" draw:opacity-name="" draw:textarea-horizontal-align="justify" draw:textarea-vertical-align="middle" draw:auto-grow-height="false" fo:min-height="4.149cm" fo:min-width="6.846cm"/>
    </style:style>
    <style:style style:name="gr9" style:family="graphic" style:parent-style-name="standard">
      <style:graphic-properties draw:stroke="none" draw:fill-color="#ffff66" draw:opacity="30%" draw:opacity-name="" draw:textarea-horizontal-align="justify" draw:textarea-vertical-align="middle" draw:auto-grow-height="false" fo:min-height="4.212cm" fo:min-width="6.87cm"/>
    </style:style>
    <style:style style:name="gr10" style:family="graphic" style:parent-style-name="standard">
      <style:graphic-properties draw:stroke="none" svg:stroke-color="#000000" draw:fill="none" draw:fill-color="#ffffff" fo:min-height="0.893cm"/>
    </style:style>
    <style:style style:name="gr11" style:family="graphic" style:parent-style-name="standard">
      <style:graphic-properties draw:stroke="none" svg:stroke-color="#000000" draw:fill="none" draw:fill-color="#ffffff" fo:min-height="1.401cm"/>
    </style:style>
    <style:style style:name="gr12" style:family="graphic" style:parent-style-name="standard">
      <style:graphic-properties draw:stroke="none" svg:stroke-color="#000000" draw:fill="none" draw:fill-color="#ffffff" fo:min-height="1.147cm"/>
    </style:style>
    <style:style style:name="gr13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opacity="79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66" draw:opacity="3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272cm" svg:height="16.891cm" svg:x="1.889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2.446cm" svg:height="12.319cm" svg:x="4.329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7.239cm" svg:height="1.673cm" svg:x="6.95cm" svg:y="3.543cm">
          <draw:text-box>
            <text:p text:style-name="P3">Subject specific expertise</text:p>
          </draw:text-box>
        </draw:frame>
        <draw:frame draw:style-name="gr4" draw:text-style-name="P4" draw:layer="layout" svg:width="5.688cm" svg:height="1.673cm" svg:x="7.939cm" svg:y="5.88cm">
          <draw:text-box>
            <text:p>Machine learning</text:p>
          </draw:text-box>
        </draw:frame>
        <draw:custom-shape draw:style-name="gr5" draw:text-style-name="P5" draw:layer="layout" svg:width="10.295cm" svg:height="6.173cm" draw:transform="skewX (-5.86036899995619E-017) rotate (-0.414341164423454) translate (3.993cm 5.0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0.393cm" svg:height="6.144cm" draw:transform="rotate (-0.111701072127638) translate (2.291cm 8.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0.295cm" svg:height="6.173cm" draw:transform="rotate (0.0567232006898157) translate (2.448cm 11.6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0.295cm" svg:height="6.173cm" draw:transform="skewX (5.86036899995619E-017) rotate (0.648215284190693) translate (3.54cm 15.7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0.295cm" svg:height="6.173cm" draw:transform="skewX (5.86036899995619E-017) rotate (0.330914426178124) translate (7.692cm 8.6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0.388cm" svg:height="6.221cm" draw:transform="rotate (0.106116018521255) translate (8.509cm 9.4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0.388cm" svg:height="6.221cm" draw:transform="rotate (-0.286233997327071) translate (9.1cm 9.7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0.422cm" svg:height="6.31cm" draw:transform="rotate (-0.534768882811062) translate (8.75cm 9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4.445cm" svg:height="1.143cm" svg:x="3.413cm" svg:y="7.35cm">
          <draw:text-box>
            <text:p>Robotics</text:p>
          </draw:text-box>
        </draw:frame>
        <draw:frame draw:style-name="gr11" draw:text-style-name="P4" draw:layer="layout" svg:width="5.334cm" svg:height="1.673cm" svg:x="2.524cm" svg:y="10.779cm">
          <draw:text-box>
            <text:p>Computer vision</text:p>
            <text:p>Image analysis</text:p>
          </draw:text-box>
        </draw:frame>
        <draw:frame draw:style-name="gr3" draw:text-style-name="P4" draw:layer="layout" svg:width="5.08cm" svg:height="1.673cm" svg:x="3.032cm" svg:y="13.827cm">
          <draw:text-box>
            <text:p>Language technology</text:p>
          </draw:text-box>
        </draw:frame>
        <draw:frame draw:style-name="gr10" draw:text-style-name="P4" draw:layer="layout" svg:width="4.699cm" svg:height="1.673cm" svg:x="5.572cm" svg:y="16.367cm">
          <draw:text-box>
            <text:p>Speech technology</text:p>
          </draw:text-box>
        </draw:frame>
        <draw:frame draw:style-name="gr12" draw:text-style-name="P4" draw:layer="layout" svg:width="4.191cm" svg:height="1.673cm" svg:x="13.954cm" svg:y="7.223cm">
          <draw:text-box>
            <text:p>Automatic control</text:p>
          </draw:text-box>
        </draw:frame>
        <draw:frame draw:style-name="gr4" draw:text-style-name="P4" draw:layer="layout" svg:width="4.191cm" svg:height="1.673cm" svg:x="14.538cm" svg:y="9.99cm">
          <draw:text-box>
            <text:p>Financial technology</text:p>
          </draw:text-box>
        </draw:frame>
        <draw:frame draw:style-name="gr11" draw:text-style-name="P4" draw:layer="layout" svg:width="5.715cm" svg:height="1.673cm" svg:x="10.998cm" svg:y="16.167cm">
          <draw:text-box>
            <text:p>Brain-inspired computation</text:p>
          </draw:text-box>
        </draw:frame>
        <draw:frame draw:style-name="gr13" draw:text-style-name="P4" draw:layer="layout" svg:width="7.112cm" svg:height="1.778cm" svg:x="11.86cm" svg:y="13.638cm">
          <draw:text-box>
            <text:p>Information science and technolog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0:54:00.447857783</meta:creation-date>
    <dc:date>2017-11-25T11:25:33.472815850</dc:date>
    <meta:editing-duration>PT16M1S</meta:editing-duration>
    <meta:editing-cycles>3</meta:editing-cycles>
    <meta:generator>LibreOffice/5.1.6.2$Linux_X86_64 LibreOffice_project/10m0$Build-2</meta:generator>
    <meta:document-statistic meta:object-count="20"/>
  </office:meta>
</office:document-meta>
</file>